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8aeb0" officeooo:paragraph-rsid="0018aeb0"/>
    </style:style>
    <style:style style:name="P2" style:family="paragraph" style:parent-style-name="Text_20_body">
      <style:text-properties officeooo:paragraph-rsid="0029d95a"/>
    </style:style>
    <style:style style:name="P3" style:family="paragraph" style:parent-style-name="Text_20_body">
      <style:text-properties officeooo:paragraph-rsid="0029ebec"/>
    </style:style>
    <style:style style:name="P4" style:family="paragraph" style:parent-style-name="Text_20_body">
      <style:text-properties officeooo:paragraph-rsid="002bb14a"/>
    </style:style>
    <style:style style:name="P5" style:family="paragraph" style:parent-style-name="Text_20_body">
      <style:paragraph-properties fo:margin-left="0.4925in" fo:margin-right="0in" fo:text-indent="0in" style:auto-text-indent="false"/>
      <style:text-properties officeooo:rsid="0018aeb0" officeooo:paragraph-rsid="0018aeb0"/>
    </style:style>
    <style:style style:name="P6" style:family="paragraph" style:parent-style-name="Heading_20_1">
      <style:text-properties officeooo:rsid="000f9e8b" officeooo:paragraph-rsid="0028f5ba"/>
    </style:style>
    <style:style style:name="P7" style:family="paragraph" style:parent-style-name="Heading_20_3">
      <style:paragraph-properties fo:margin-left="0.9846in" fo:margin-right="0in" fo:text-indent="-0.5in" style:auto-text-indent="false"/>
      <style:text-properties officeooo:rsid="0018aeb0"/>
    </style:style>
    <style:style style:name="T1" style:family="text">
      <style:text-properties officeooo:rsid="0028f5ba"/>
    </style:style>
    <style:style style:name="T2" style:family="text">
      <style:text-properties officeooo:rsid="0029d95a"/>
    </style:style>
    <style:style style:name="T3" style:family="text">
      <style:text-properties officeooo:rsid="0029ebec"/>
    </style:style>
    <style:style style:name="T4" style:family="text">
      <style:text-properties officeooo:rsid="002bb14a"/>
    </style:style>
    <style:style style:name="T5" style:family="text">
      <style:text-properties officeooo:rsid="002d2b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1">Shared files</text:span></text:h>
      <text:p text:style-name="P1">The SOEM <text:span text:style-name="T1">and TwinCAT3</text:span> implementation<text:span text:style-name="T1">s share all but their top-level files. The shared files are:</text:span></text:p>
      <text:h text:style-name="P7" text:outline-level="3">Headers</text:h>
      <text:p text:style-name="P5">error.h, state_machine.h, wago_steppers.h</text:p>
      <text:h text:style-name="P7" text:outline-level="3">Sources</text:h>
      <text:p text:style-name="P5">state_machine.c, wago_steppers.c</text:p>
      <text:h text:style-name="Heading_20_1" text:outline-level="1"><text:span text:style-name="T2">error.h</text:span></text:h>
      <text:p text:style-name="P2"><text:span text:style-name="T2">This file contains error codes describing various errors that can occur in EtherCAT networks. Most of them are specific to both implementations although a few are specific to one implementation. Ie ERR_ETH_DEV_FAIL applies to SOEM however this error can't be detected (and shouldn't be possible) in TwinCAT3 as it handles opening and using the EtherCAT device itself in the background (this error should be reported by visual studio in some horribly cryptic way instead :P)</text:span></text:p>
      <text:h text:style-name="Heading_20_1" text:outline-level="1"><text:span text:style-name="T2">state_machine</text:span></text:h>
      <text:p text:style-name="P3"><text:span text:style-name="T3">This file contains the state machine for controlling the delta robot.</text:span></text:p>
      <text:h text:style-name="Heading_20_1" text:outline-level="1"><text:span text:style-name="T2">wago_steppers</text:span></text:h>
      <text:p text:style-name="P4"><text:span text:style-name="T4">This file contains methods for sending 'instructions' to the wago stepper motors. More files like this need to be made. Ie AX5000.c and EL2008.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cla223 </meta:initial-creator>
    <meta:creation-date>2014-02-12T09:09:15</meta:creation-date>
    <dc:date>2014-02-12T11:31:16</dc:date>
    <dc:creator>jcla223 </dc:creator>
    <meta:editing-duration>PT1H3M18S</meta:editing-duration>
    <meta:editing-cycles>32</meta:editing-cycles>
    <meta:generator>LibreOffice/3.6$Linux_X86_64 LibreOffice_project/360m1$Build-2</meta:generator>
    <meta:document-statistic meta:table-count="0" meta:image-count="0" meta:object-count="0" meta:page-count="1" meta:paragraph-count="12" meta:word-count="137" meta:character-count="914" meta:non-whitespace-character-count="789"/>
  </office:meta>
</office:document-meta>
</file>